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4.65cm" fo:min-width="6.9cm"/>
    </style:style>
    <style:style style:name="gr3" style:family="graphic" style:parent-style-name="standard">
      <style:graphic-properties draw:textarea-horizontal-align="justify" draw:textarea-vertical-align="middle" draw:auto-grow-height="false" fo:min-height="4.75cm" fo:min-width="6.2cm"/>
    </style:style>
    <style:style style:name="gr4" style:family="graphic" style:parent-style-name="standard">
      <style:graphic-properties draw:fill-color="#ff8d00" draw:textarea-horizontal-align="justify" draw:textarea-vertical-align="middle" draw:auto-grow-height="false" fo:min-height="1.15cm" fo:min-width="1.4cm"/>
    </style:style>
    <style:style style:name="gr5" style:family="graphic" style:parent-style-name="standard">
      <style:graphic-properties draw:fill-color="#ff8d00" draw:textarea-horizontal-align="justify" draw:textarea-vertical-align="middle" draw:auto-grow-height="false" fo:min-height="0.95cm" fo:min-width="1.2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2cm" svg:height="4.1cm" svg:x="10.3cm" svg:y="4.2cm">
          <text:p text:style-name="P1">Aplicación WE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cm" svg:height="4.9cm" svg:x="17.5cm" svg:y="12.4cm">
          <text:p text:style-name="P1">Administración </text:p>
          <text:p text:style-name="P1">de </text:p>
          <text:p text:style-name="P1">Archivo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5cm" svg:x="3.5cm" svg:y="12.3cm">
          <text:p text:style-name="P1">Integración</text:p>
          <text:p text:style-name="P1">Con</text:p>
          <text:p text:style-name="P1">GALATE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4cm" svg:x="8.1cm" svg:y="15.8cm">
          <text:p text:style-name="P2"><text:span text:style-name="T1">GALATEA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cm" svg:height="1.2cm" svg:x="22.8cm" svg:y="15.8cm">
          <text:p text:style-name="P1"><text:span text:style-name="T1">Disco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9cm" svg:y1="8.3cm" svg:x2="7.1cm" svg:y2="12.3cm">
          <text:p/>
        </draw:line>
        <draw:line draw:style-name="gr7" draw:text-style-name="P1" draw:layer="layout" svg:x1="15.7cm" svg:y1="8.3cm" svg:x2="21.3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6:35:57.178460288</meta:creation-date>
    <dc:date>2016-10-21T16:46:05.648102359</dc:date>
    <dc:creator>Erik Velasquez</dc:creator>
    <meta:editing-duration>PT10M7S</meta:editing-duration>
    <meta:editing-cycles>2</meta:editing-cycles>
    <meta:generator>LibreOffice/4.3.7.2$Linux_X86_64 LibreOffice_project/430$Build-2</meta:generator>
    <meta:document-statistic meta:object-count="7"/>
  </office:meta>
</office:document-meta>
</file>